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0ff3e6"/>
    </style:style>
    <style:style style:name="T1" style:family="text">
      <style:text-properties officeooo:rsid="000ff3e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07950087" text:style-name="L1">
        <text:list-item>
          <text:p text:style-name="P1">Variables - A variable is a named memory location that stores a value of a particular data type.</text:p>
        </text:list-item>
        <text:list-item>
          <text:p text:style-name="P1">Data Types - Data types define the type of data that can be stored in a variable.</text:p>
        </text:list-item>
        <text:list-item>
          <text:p text:style-name="P1">Operators - Operators are symbols that perform operations on variables and values.</text:p>
        </text:list-item>
        <text:list-item>
          <text:p text:style-name="P1">Control Structures - Control structures are used to control the flow of execution of a program.</text:p>
        </text:list-item>
        <text:list-item>
          <text:p text:style-name="P1">Functions - A function is a block of code that performs a specific task. It can be called from anywhere in the program.</text:p>
        </text:list-item>
        <text:list-item>
          <text:p text:style-name="P1">Arrays - An array is a collection of similar data items stored in a contiguous block of memory.</text:p>
        </text:list-item>
        <text:list-item>
          <text:p text:style-name="P1">Pointers - A pointer is a variable that stores the memory address of another variable.</text:p>
        </text:list-item>
        <text:list-item>
          <text:p text:style-name="P1">Strings - A string is a sequence of characters.</text:p>
        </text:list-item>
        <text:list-item>
          <text:p text:style-name="P1">Structures - A structure is a collection of related variables of different data types under a single name.</text:p>
        </text:list-item>
        <text:list-item>
          <text:p text:style-name="P1">File Handling - File handling is the process of creating, reading, writing, and deleting files on a computer.</text:p>
        </text:list-item>
      </text:list>
      <text:list xml:id="list3855544054" text:style-name="L2">
        <text:list-item>
          <text:p text:style-name="P2">Input/output - Input/output (I/O) is the process of transferring data between a program and its environment, such as user input and output to a screen or file.</text:p>
        </text:list-item>
        <text:list-item>
          <text:p text:style-name="P2">Preprocessor Directives - Preprocessor directives are special commands that are executed before the compilation of a C program.</text:p>
        </text:list-item>
        <text:list-item>
          <text:p text:style-name="P2">Conditional Compilation - Conditional compilation is the process of compiling different parts of a program based on specific conditions.</text:p>
        </text:list-item>
        <text:list-item>
          <text:p text:style-name="P2">Macros - Macros are a way of defining a sequence of instructions that can be executed repeatedly throughout a program.</text:p>
        </text:list-item>
        <text:list-item>
          <text:p text:style-name="P2">Memory Management - Memory management is the process of allocating and deallocating memory in a program.</text:p>
        </text:list-item>
        <text:list-item>
          <text:p text:style-name="P2">Dynamic Memory Allocation - Dynamic memory allocation is the process of allocating memory during runtime, allowing a program to use memory as needed.</text:p>
        </text:list-item>
        <text:list-item>
          <text:p text:style-name="P2">Recursion - Recursion is a programming technique in which a function calls itself.</text:p>
        </text:list-item>
        <text:list-item>
          <text:p text:style-name="P2">Bitwise Operators - Bitwise operators are used to perform operations at the bit level.</text:p>
        </text:list-item>
        <text:list-item>
          <text:p text:style-name="P2">Enumeration - Enumeration is a way of defining a group of named constants.</text:p>
        </text:list-item>
        <text:list-item>
          <text:p text:style-name="P3">Typedef - Typedef is a keyword that allows a programmer to create a new name for an existing data type.</text:p>
        </text:list-item>
        <text:list-item>
          <text:p text:style-name="P3">Constants - Constants are fixed values that cannot be changed during program execution.</text:p>
        </text:list-item>
        <text:list-item>
          <text:p text:style-name="P3">Storage Classes - Storage classes specify the scope, lifetime, and visibility of variables.</text:p>
        </text:list-item>
        <text:list-item>
          <text:p text:style-name="P3"><text:soft-page-break/>Type Casting - Type casting is the process of converting one data type to another.Command Line Arguments - Command line arguments are values that are passed to a program when it is executed.</text:p>
        </text:list-item>
        <text:list-item>
          <text:p text:style-name="P3">Structured Programming - Structured programming is a programming paradigm that emphasizes the use of structured control flow constructs.</text:p>
        </text:list-item>
        <text:list-item>
          <text:p text:style-name="P3">Object-Oriented Programming - Object-oriented programming (OOP) is a programming paradigm that focuses on objects, which are instances of classes that encapsulate data and behavior.</text:p>
        </text:list-item>
        <text:list-item>
          <text:p text:style-name="P3">Error Handling - Error handling is the process of detecting and responding to errors in a progra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5T17:25:13.157277492</meta:creation-date>
    <dc:date>2023-03-15T17:27:54.715479411</dc:date>
    <meta:editing-duration>PT2M4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491" meta:character-count="2906" meta:non-whitespace-character-count="2467"/>
  </office:meta>
</office:document-meta>
</file>